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Javanese Text" svg:font-family="'Javanese Text'" style:font-pitch="variable"/>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golian Baiti" fo:font-size="16pt" fo:font-weight="bold" officeooo:rsid="0003df9b" officeooo:paragraph-rsid="0003df9b" style:font-size-asian="14pt" style:font-weight-asian="bold" style:font-size-complex="16pt" style:font-weight-complex="bold"/>
    </style:style>
    <style:style style:name="P2" style:family="paragraph" style:parent-style-name="Standard">
      <style:text-properties style:font-name="Mongolian Baiti" officeooo:rsid="0003df9b" officeooo:paragraph-rsid="0003df9b"/>
    </style:style>
    <style:style style:name="P3" style:family="paragraph" style:parent-style-name="Standard">
      <style:paragraph-properties fo:text-align="start" style:justify-single-word="false"/>
      <style:text-properties style:font-name="Mongolian Baiti" officeooo:rsid="0003df9b" officeooo:paragraph-rsid="0003df9b"/>
    </style:style>
    <style:style style:name="P4" style:family="paragraph" style:parent-style-name="Standard">
      <style:paragraph-properties fo:text-align="start" style:justify-single-word="false"/>
      <style:text-properties style:font-name="Mongolian Baiti" fo:font-weight="bold" officeooo:rsid="0005bf6b" officeooo:paragraph-rsid="0005bf6b" style:font-weight-asian="bold" style:font-weight-complex="bold"/>
    </style:style>
    <style:style style:name="P5" style:family="paragraph" style:parent-style-name="Standard">
      <style:paragraph-properties fo:text-align="start" style:justify-single-word="false"/>
      <style:text-properties style:font-name="Mongolian Baiti" fo:font-weight="normal" officeooo:rsid="0005bf6b" officeooo:paragraph-rsid="0005bf6b" style:font-weight-asian="normal" style:font-weight-complex="normal"/>
    </style:style>
    <style:style style:name="P6" style:family="paragraph" style:parent-style-name="Standard">
      <style:paragraph-properties fo:text-align="start" style:justify-single-word="false"/>
      <style:text-properties style:font-name="Mongolian Baiti" fo:font-weight="normal" officeooo:rsid="00079f55" officeooo:paragraph-rsid="0005bf6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seen Seeds</text:p>
      <text:p text:style-name="P2"/>
      <text:p text:style-name="P3">Even in a surveillance state there are always ways to sneak through the gaps. Avoid the cameras of the ruling class to place posters and plant seeds, growing the movement and gaining new allies throughout the city, who can help you find new ways to get around undetected. Over time, you dismantle the control apparatus of the oppressive force and liberate the people towards a more sustainable future.</text:p>
      <text:p text:style-name="P3"/>
      <text:p text:style-name="P4">Level Design</text:p>
      <text:p text:style-name="P5"><text:line-break/>Macro:</text:p>
      <text:p text:style-name="P5"><text:tab/>Levels are designed via a waypoint system. From high up, the player will be able to see points of interest on the horizon. Specific buildings and spaces that they will, as they unlock more abilities, be able to navigate to. </text:p>
      <text:p text:style-name="P6"/>
      <text:p text:style-name="P6"><text:tab/>Player encounters areas that they are not able to access until they unlock certain items. There are cameras with visible fields of view that prevent player a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Javanese Text" svg:font-family="'Javanese Text'" style:font-pitch="variable"/>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4T14:07:45.447000000</meta:creation-date>
    <dc:date>2020-08-25T22:47:08.015000000</dc:date>
    <meta:editing-duration>P1DT8H8M50S</meta:editing-duration>
    <meta:editing-cycles>2</meta:editing-cycles>
    <meta:generator>LibreOffice/6.0.6.2$Windows_X86_64 LibreOffice_project/0c292870b25a325b5ed35f6b45599d2ea4458e77</meta:generator>
    <meta:document-statistic meta:table-count="0" meta:image-count="0" meta:object-count="0" meta:page-count="1" meta:paragraph-count="6" meta:word-count="140" meta:character-count="820" meta:non-whitespace-character-count="682"/>
  </office:meta>
</office:document-meta>
</file>